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text-properties officeooo:rsid="000ae5d2" officeooo:paragraph-rsid="000ae5d2"/>
    </style:style>
    <style:style style:name="P2" style:family="paragraph" style:parent-style-name="Footer">
      <style:paragraph-properties fo:text-align="end" style:justify-single-word="false"/>
      <style:text-properties officeooo:rsid="000ae5d2" officeooo:paragraph-rsid="000ae5d2"/>
    </style:style>
    <style:style style:name="P3" style:family="paragraph" style:parent-style-name="La_20_fecha">
      <style:paragraph-properties fo:text-align="end" style:justify-single-word="false"/>
      <style:text-properties officeooo:rsid="004f1f14" officeooo:paragraph-rsid="004f1f14"/>
    </style:style>
    <style:style style:name="P4" style:family="paragraph" style:parent-style-name="Text_20_body">
      <style:text-properties officeooo:rsid="0050cceb" officeooo:paragraph-rsid="0050cceb"/>
    </style:style>
    <style:style style:name="P5" style:family="paragraph" style:parent-style-name="Text_20_body" style:list-style-name="L1">
      <style:text-properties officeooo:rsid="0050cceb" officeooo:paragraph-rsid="0050cceb"/>
    </style:style>
    <style:style style:name="P6" style:family="paragraph" style:parent-style-name="Text_20_body" style:list-style-name="L1">
      <style:text-properties officeooo:paragraph-rsid="0050cceb"/>
    </style:style>
    <style:style style:name="T1" style:family="text">
      <style:text-properties officeooo:rsid="0050cceb"/>
    </style:style>
    <style:style style:name="T2" style:family="text">
      <style:text-properties fo:color="#800000"/>
    </style:style>
    <style:style style:name="T3" style:family="text">
      <style:text-properties fo:color="#800000" officeooo:rsid="0050cceb"/>
    </style:style>
    <style:style style:name="T4" style:family="text">
      <style:text-properties fo:color="#800000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stamos a martes <text:span text:style-name="T1">22 de marzo de 2016</text:span></text:p>
      <text:h text:style-name="Heading_20_1" text:outline-level="1">Horario escolar</text:h>
      <text:list xml:id="list5427298061082220013" text:style-name="L1">
        <text:list-item>
          <text:p text:style-name="P6"><text:span text:style-name="T1">los españoles com</text:span><text:span text:style-name="T3">ie</text:span><text:span text:style-name="T1">nzan (emp</text:span><text:span text:style-name="T3">ie</text:span><text:span text:style-name="T1">zan) </text:span><text:span text:style-name="T3">a las</text:span><text:span text:style-name="T1"> ocho y media.</text:span></text:p>
        </text:list-item>
        <text:list-item>
          <text:p text:style-name="P5">Los alumnos españoles termin<text:span text:style-name="T2">an</text:span> (= acab<text:span text:style-name="T2">an</text:span>) <text:span text:style-name="T2">a las</text:span> dos y veinticinco.</text:p>
        </text:list-item>
        <text:list-item>
          <text:p text:style-name="P5"><text:span text:style-name="T5">El </text:span><text:span text:style-name="T4">recreo</text:span> dura veinticinco minutos <text:span text:style-name="T5">mientras que</text:span> el nuestro dura un cuarto de hora.</text:p>
        </text:list-item>
        <text:list-item>
          <text:p text:style-name="P5">Alejandro tiene clase de música <text:span text:style-name="T5">los</text:span> viernes.</text:p>
        </text:list-item>
      </text:list>
      <text:p text:style-name="P4">Pref<text:span text:style-name="T2">ie</text:span>ro (pref<text:span text:style-name="T2">e</text:span>rir) mi horario escolar porque… </text:p>
      <text:p text:style-name="P4">Pref<text:span text:style-name="T2">ie</text:span>ro el horario de los españoles porque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en" fo:country="GB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50%"/>
      <style:text-properties style:font-name="Linux Biolinum" fo:font-family="'Linux Biolinum'" style:font-style-name="Gras" style:font-pitch="variable" fo:font-size="13pt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variant="small-caps" fo:font-size="140%" style:text-underline-style="solid" style:text-underline-width="auto" style:text-underline-color="font-color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style:text-underline-style="solid" style:text-underline-width="auto" style:text-underline-color="#ff0000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style:text-underline-style="solid" style:text-underline-width="auto" style:text-underline-color="#ff0000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a_20_fecha" style:display-name="La fecha" style:family="paragraph" style:parent-style-name="Text_20_body">
      <style:text-properties fo:font-size="11pt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ae5d2" officeooo:paragraph-rsid="000ae5d2"/>
    </style:style>
    <style:style style:name="MP2" style:family="paragraph" style:parent-style-name="Footer">
      <style:paragraph-properties fo:text-align="end" style:justify-single-word="false"/>
      <style:text-properties officeooo:rsid="000ae5d2" officeooo:paragraph-rsid="000ae5d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</meta:creation-date>
    <dc:date>2016-03-22T09:50:08.225308307</dc:date>
    <meta:editing-duration>P4DT13H7M6S</meta:editing-duration>
    <meta:editing-cycles>66</meta:editing-cycles>
    <meta:generator>LibreOffice/5.1.1.3$Linux_X86_64 LibreOffice_project/10m0$Build-3</meta:generator>
    <meta:document-statistic meta:table-count="0" meta:image-count="0" meta:object-count="0" meta:page-count="1" meta:paragraph-count="8" meta:word-count="68" meta:character-count="396" meta:non-whitespace-character-count="339"/>
  </office:meta>
</office:document-meta>
</file>